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9.2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initial</text:p>
          </table:table-cell>
          <table:table-cell office:value-type="string">
            <text:p>strict</text:p>
          </table:table-cell>
          <table:table-cell office:value-type="string">
            <text:p>graph</text:p>
          </table:table-cell>
          <table:table-cell/>
          <table:table-cell office:value-type="string">
            <text:p>save_prefix</text:p>
          </table:table-cell>
          <table:table-cell office:value-type="string">
            <text:p>(?:“[^”]*”|&lt;\s*&lt;.*?&gt;\s*&gt;|[a-zA-Z_][a-zA-Z_0-9]*|-?(?:\.[0-9]+|[0-9]+(?:\.[0-9])*))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3"/>
          <table:table-cell office:value-type="string">
            <text:p>(?:graph|digraph)</text:p>
          </table:table-cell>
          <table:table-cell office:value-type="string">
            <text:p>graph_id</text:p>
          </table:table-cell>
          <table:table-cell table:number-columns-repeated="2"/>
          <table:table-cell office:value-type="string">
            <text:p>:(?:“[^”]+”|&lt;\s*&lt;.*?&gt;\s*&gt;|[a-zA-Z_][a-zA-Z_0-9]*|-?(?:\.[0-9]+|[0-9]+(?:\.[0-9])*))</text:p>
          </table:table-cell>
          <table:table-cell office:value-type="string">
            <text:p>: + ID</text:p>
          </table:table-cell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initial</text:p>
          </table:table-cell>
          <table:table-cell table:number-columns-repeated="2"/>
          <table:table-cell office:value-type="string">
            <text:p>\/\*.*?\*\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nitial</text:p>
          </table:table-cell>
          <table:table-cell table:number-columns-repeated="2"/>
          <table:table-cell office:value-type="string">
            <text:p>:(?:“[^”]+”|&lt;\s*&lt;.*?&gt;\s*&gt;|[a-zA-Z_][a-zA-Z_0-9]*|-?(?:\.[0-9]+|[0-9]+(?:\.[0-9])*)):(?:n|ne|e|se|s|sw|w|nw|c|_)(?![a-zA-Z_0-9])</text:p>
          </table:table-cell>
          <table:table-cell office:value-type="string">
            <text:p>: + ID + : + Compass point</text:p>
          </table:table-cell>
        </table:table-row>
        <table:table-row table:style-name="ro1">
          <table:table-cell table:number-columns-repeated="7"/>
          <table:table-cell office:value-type="string">
            <text:p>:(?:n|ne|e|se|s|sw|w|nw|c|_)(?![a-zA-Z_0-9])</text:p>
          </table:table-cell>
          <table:table-cell office:value-type="string">
            <text:p>: + Compass point</text:p>
          </table:table-cell>
        </table:table-row>
        <table:table-row table:style-name="ro1">
          <table:table-cell table:number-columns-repeated="2"/>
          <table:table-cell office:value-type="string">
            <text:p>graph</text:p>
          </table:table-cell>
          <table:table-cell office:value-type="string">
            <text:p>(?:graph|digraph)</text:p>
          </table:table-cell>
          <table:table-cell office:value-type="string">
            <text:p>graph_id</text:p>
          </table:table-cell>
          <table:table-cell/>
          <table:table-cell office:value-type="string">
            <text:p>save_prefix</text:p>
          </table:table-cell>
          <table:table-cell office:value-type="string">
            <text:p>(?:-&gt;|--)</text:p>
          </table:table-cell>
          <table:table-cell office:value-type="string">
            <text:p>Edg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aph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aph_id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open_brace</text:p>
          </table:table-cell>
          <table:table-cell/>
          <table:table-cell office:value-type="string">
            <text:p>save_graph_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graph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aph_i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pen_brace</text:p>
          </table:table-cell>
          <table:table-cell office:value-type="string">
            <text:p>{</text:p>
          </table:table-cell>
          <table:table-cell office:value-type="string">
            <text:p>statement_list_1</text:p>
          </table:table-cell>
          <table:table-cell/>
          <table:table-cell office:value-type="string">
            <text:p>start_statemen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open_br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open_brac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statement</text:p>
          </table:table-cell>
          <table:table-cell office:value-type="string">
            <text:p>{</text:p>
          </table:table-cell>
          <table:table-cell office:value-type="string">
            <text:p>statement_list_1</text:p>
          </table:table-cell>
          <table:table-cell/>
          <table:table-cell office:value-type="string">
            <text:p>start_statemen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start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statemen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tement_list_1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(?:\[)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tement_list_2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(?:\[)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_a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6]" office:value-type="string" office:string-value=":(?:n|ne|e|se|s|sw|w|nw|c|_)(?![a-zA-Z_0-9])">
            <text:p>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:(?:“[^”]+”|&lt;\s*&lt;.*?&gt;\s*&gt;|[a-zA-Z_][a-zA-Z_0-9]*|-?(?:\.[0-9]+|[0-9]+(?:\.[0-9])*)):(?:n|ne|e|se|s|sw|w|nw|c|_)(?![a-zA-Z_0-9])">
            <text:p>:(?:“[^”]+”|&lt;\s*&lt;.*?&gt;\s*&gt;|[a-zA-Z_][a-zA-Z_0-9]*|-?(?:\.[0-9]+|[0-9]+(?:\.[0-9])*))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]" office:value-type="string" office:string-value=":(?:“[^”]+”|&lt;\s*&lt;.*?&gt;\s*&gt;|[a-zA-Z_][a-zA-Z_0-9]*|-?(?:\.[0-9]+|[0-9]+(?:\.[0-9])*))">
            <text:p>:(?:“[^”]+”|&lt;\s*&lt;.*?&gt;\s*&gt;|[a-zA-Z_][a-zA-Z_0-9]*|-?(?:\.[0-9]+|[0-9]+(?:\.[0-9])*)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2"/>
          <table:table-cell office:value-type="string">
            <text:p>A stand-alone {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_b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6]" office:value-type="string" office:string-value=":(?:n|ne|e|se|s|sw|w|nw|c|_)(?![a-zA-Z_0-9])">
            <text:p>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:(?:“[^”]+”|&lt;\s*&lt;.*?&gt;\s*&gt;|[a-zA-Z_][a-zA-Z_0-9]*|-?(?:\.[0-9]+|[0-9]+(?:\.[0-9])*)):(?:n|ne|e|se|s|sw|w|nw|c|_)(?![a-zA-Z_0-9])">
            <text:p>:(?:“[^”]+”|&lt;\s*&lt;.*?&gt;\s*&gt;|[a-zA-Z_][a-zA-Z_0-9]*|-?(?:\.[0-9]+|[0-9]+(?:\.[0-9])*))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]" office:value-type="string" office:string-value=":(?:“[^”]+”|&lt;\s*&lt;.*?&gt;\s*&gt;|[a-zA-Z_][a-zA-Z_0-9]*|-?(?:\.[0-9]+|[0-9]+(?:\.[0-9])*))">
            <text:p>:(?:“[^”]+”|&lt;\s*&lt;.*?&gt;\s*&gt;|[a-zA-Z_][a-zA-Z_0-9]*|-?(?:\.[0-9]+|[0-9]+(?:\.[0-9])*)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2"/>
          <table:table-cell office:value-type="string">
            <text:p>A stand-alone {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dge_id</text:p>
          </table:table-cell>
          <table:table-cell office:value-type="string">
            <text:p>subgraph</text:p>
          </table:table-cell>
          <table:table-cell office:value-type="string">
            <text:p>id_a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list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attribute_a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a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attribute_b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b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attribute_a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end_statement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end_statemen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2/06/2012</text:date>, <text:time>11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Savage</meta:initial-creator>
    <meta:creation-date>2011-05-20T18:22:59</meta:creation-date>
    <dc:date>2012-06-22T11:30:02</dc:date>
    <meta:editing-duration>P19DT18H36M14S</meta:editing-duration>
    <meta:editing-cycles>186</meta:editing-cycles>
    <meta:generator>LibreOffice/3.4$Unix LibreOffice_project/340m1$Build-602</meta:generator>
    <meta:document-statistic meta:table-count="3" meta:cell-count="236" meta:object-count="0"/>
  </office:meta>
</office:document-meta>
</file>